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D99B805A6F58C40D.png" manifest:media-type="image/png"/>
  <manifest:file-entry manifest:full-path="Pictures/100002010000019C00000136C86723B3CAB2545F.png" manifest:media-type="image/png"/>
  <manifest:file-entry manifest:full-path="Pictures/10000201000000EE0000005A57E3B3F229ED7F4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Header">
      <style:paragraph-properties fo:line-height="150%"/>
      <style:text-properties officeooo:paragraph-rsid="00197358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6919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d69194" style:font-size-asian="11pt" style:font-weight-asian="normal" style:font-size-complex="11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T4" style:family="text">
      <style:text-properties style:font-name="Liberation Mono" fo:font-size="9pt" officeooo:rsid="00197358" style:font-size-asian="9pt" style:font-size-complex="9pt"/>
    </style:style>
    <style:style style:name="T5" style:family="text">
      <style:text-properties style:font-name="Liberation Mono" fo:font-size="9pt" style:font-size-asian="7.84999990463257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55cm, 0cm, 0.2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se 1: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char" svg:x="4.962cm" svg:y="0.323cm" svg:width="6.297cm" svg:height="2.381cm" draw:z-index="5"><draw:image xlink:href="Pictures/10000201000000EE0000005A57E3B3F229ED7F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1" text:anchor-type="char" svg:x="9.382cm" svg:y="0.212cm" svg:width="8.647cm" svg:height="6.212cm" draw:z-index="4"><draw:image xlink:href="Pictures/100002010000019C00000136C86723B3CAB254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P3" style:family="paragraph" style:parent-style-name="Header">
      <style:paragraph-properties fo:line-height="150%"/>
      <style:text-properties officeooo:paragraph-rsid="00197358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M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MT4" style:family="text">
      <style:text-properties style:font-name="Liberation Mono" fo:font-size="9pt" officeooo:rsid="00197358" style:font-size-asian="9pt" style:font-size-complex="9pt"/>
    </style:style>
    <style:style style:name="MT5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3"><draw:image xlink:href="Pictures/100002010000035300000119D99B805A6F58C40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3"><text:span text:style-name="MT2"><text:tab/>UT0</text:span><text:span text:style-name="MT3">9</text:span><text:span text:style-name="MT2"> </text:span><text:span text:style-name="MT3">Gestión de un SOR III</text:span><text:span text:style-name="MT4"><text:tab/></text:span></text:p>
      </style:header>
      <style:footer>
        <text:p text:style-name="Footer"><text:span text:style-name="MT5"><text:tab/></text:span><text:span text:style-name="MT5"><text:page-number text:select-page="current">2</text:page-number></text:span><text:span text:style-name="MT5">/</text:span><text:span text:style-name="MT5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11H3M21S</meta:editing-duration>
    <meta:editing-cycles>152</meta:editing-cycles>
    <dc:title>SIN</dc:title>
    <dc:date>2021-03-29T17:28:27.084000000</dc:date>
    <meta:document-statistic meta:table-count="0" meta:image-count="3" meta:object-count="0" meta:page-count="4" meta:paragraph-count="5" meta:word-count="13" meta:character-count="68" meta:non-whitespace-character-count="54"/>
    <meta:template xlink:type="simple" xlink:actuate="onRequest" xlink:title="SIN" xlink:href="file:///C:/Users/MSI/AppData/Roaming/LibreOffice/4/user/template/SIN.ott" meta:date="2021-03-05T16:19:12.220000000"/>
  </office:meta>
</office:document-meta>
</file>